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e1d" officeooo:paragraph-rsid="00078e1d"/>
    </style:style>
    <style:style style:name="T1" style:family="text">
      <style:text-properties officeooo:rsid="00092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1 001=1</text:p>
      <text:p text:style-name="P1"/>
      <text:p text:style-name="P1">.button 010=10</text:p>
      <text:p text:style-name="P1"/>
      <text:p text:style-name="P1">#header 100</text:p>
      <text:p text:style-name="P1"/>
      <text:p text:style-name="P1">div p 002=2</text:p>
      <text:p text:style-name="P1"/>
      <text:p text:style-name="P1">ul&gt;li 002=2</text:p>
      <text:p text:style-name="P1"/>
      <text:p text:style-name="P1">input [type=”text”] 011=11</text:p>
      <text:p text:style-name="P1"/>
      <text:p text:style-name="P1">a:hover 011=11</text:p>
      <text:p text:style-name="P1"/>
      <text:p text:style-name="P1">p::first-line 002= 2</text:p>
      <text:p text:style-name="P1"/>
      <text:p text:style-name="P1">#content .active= 110</text:p>
      <text:p text:style-name="P1"/>
      <text:p text:style-name="P1">section h2.title 012= 12</text:p>
      <text:p text:style-name="P1"/>
      <text:p text:style-name="P1">#sidebar input:focus=111</text:p>
      <text:p text:style-name="P1"/>
      <text:p text:style-name="P1">nav&gt;ul&gt;li&gt;a.active=014</text:p>
      <text:p text:style-name="P1"/>
      <text:p text:style-name="P1">#main .card[data-id=”3”] 1<text:span text:style-name="T1">20</text:span></text:p>
      <text:p text:style-name="P1"/>
      <text:p text:style-name="P1">#footer .info p.note= 121</text:p>
      <text:p text:style-name="P1"/>
      <text:p text:style-name="P1">#main div.content h2.title::before=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4:19:07.737182103</meta:creation-date>
    <dc:date>2024-10-28T14:30:25.755614359</dc:date>
    <meta:editing-duration>PT1M8S</meta:editing-duration>
    <meta:editing-cycles>1</meta:editing-cycles>
    <meta:document-statistic meta:table-count="0" meta:image-count="0" meta:object-count="0" meta:page-count="1" meta:paragraph-count="15" meta:word-count="39" meta:character-count="297" meta:non-whitespace-character-count="273"/>
    <meta:generator>LibreOffice/7.3.7.2$Linux_X86_64 LibreOffice_project/30$Build-2</meta:generator>
  </office:meta>
</office:document-meta>
</file>